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dentialsUtil.loadPassfile( Credentials c , File pass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redentialPanel.CredentialPanel( Credentials credentials , File pass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redentialsUtil.promptCredentials( Credentials c , File pass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redentialsUtil.Credentials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